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D7000003DA9583D4C59B2A394C.png" manifest:media-type="image/png"/>
  <manifest:file-entry manifest:full-path="Pictures/1000020100000280000001E0C4E9E01F8DDDC009.png" manifest:media-type="image/png"/>
  <manifest:file-entry manifest:full-path="Pictures/10000201000009D7000003DA0BB967A8883BA8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2028in" svg:y="-0.1638in" svg:width="10.8063in" svg:height="4.2291in" draw:z-index="0"><draw:image xlink:href="Pictures/10000201000009D7000003DA0BB967A8883BA881.png" xlink:type="simple" xlink:show="embed" xlink:actuate="onLoad"/></draw:frame><draw:frame draw:style-name="fr1" draw:name="Image2" text:anchor-type="paragraph" svg:x="0.2929in" svg:y="4.1835in" svg:width="5.0681in" svg:height="3.8008in" draw:z-index="1"><draw:image xlink:href="Pictures/1000020100000280000001E0C4E9E01F8DDDC009.png" xlink:type="simple" xlink:show="embed" xlink:actuate="onLoad"/></draw:frame></text:p>
      <text:p text:style-name="P1"><draw:frame draw:style-name="fr1" draw:name="Image3" text:anchor-type="paragraph" svg:x="-0.2638in" svg:y="-0.0071in" svg:width="10.9638in" svg:height="4.2898in" draw:z-index="2"><draw:image xlink:href="Pictures/10000201000009D7000003DA9583D4C59B2A39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1:33:55.289605339</meta:creation-date>
    <meta:generator>LibreOffice/5.1.6.2$Linux_X86_64 LibreOffice_project/10m0$Build-2</meta:generator>
    <dc:date>2017-10-24T21:36:58.200670187</dc:date>
    <meta:editing-duration>PT3M3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</office:meta>
</office:document-meta>
</file>